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4.697cm"/>
    </style:style>
    <style:style style:name="co5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total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2592" calcext:value-type="float">
            <text:p>2592</text:p>
          </table:table-cell>
          <table:table-cell table:formula="of:=SUM([$Sheet1.C$1:$Sheet1.C$1048576])" office:value-type="float" office:value="12846" calcext:value-type="float">
            <text:p>12846</text:p>
          </table:table-cell>
          <table:table-cell table:formula="of:=SUM([$Sheet1.D$1:$Sheet1.D$1048576])" office:value-type="float" office:value="3093" calcext:value-type="float">
            <text:p>3093</text:p>
          </table:table-cell>
          <table:table-cell table:formula="of:=[.C2]/60" office:value-type="float" office:value="51.55" calcext:value-type="float">
            <text:p>51,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4T01:41:19.714269127</dc:date>
    <meta:editing-duration>PT2H44M31S</meta:editing-duration>
    <meta:editing-cycles>71</meta:editing-cycles>
    <meta:generator>LibreOffice/7.3.7.2$Linux_X86_64 LibreOffice_project/30$Build-2</meta:generator>
    <meta:document-statistic meta:table-count="2" meta:cell-count="239" meta:object-count="0"/>
  </office:meta>
</office:document-meta>
</file>